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a597"/>
    </style:style>
    <style:style style:name="P2" style:family="paragraph" style:parent-style-name="Standard">
      <style:text-properties officeooo:rsid="001c5cac" officeooo:paragraph-rsid="001c5cac"/>
    </style:style>
    <style:style style:name="P3" style:family="paragraph" style:parent-style-name="Standard">
      <style:paragraph-properties fo:line-height="150%"/>
      <style:text-properties officeooo:paragraph-rsid="001aa597"/>
    </style:style>
    <style:style style:name="P4" style:family="paragraph" style:parent-style-name="Standard">
      <style:paragraph-properties fo:line-height="150%"/>
      <style:text-properties officeooo:paragraph-rsid="001c5cac"/>
    </style:style>
    <style:style style:name="T1" style:family="text">
      <style:text-properties officeooo:rsid="001aa597"/>
    </style:style>
    <style:style style:name="T2" style:family="text">
      <style:text-properties officeooo:rsid="001c5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9"/>20MCA135 <text:s text:c="2"/><text:span text:style-name="T1">ADS LAB </text:span></text:p>
      <text:p text:style-name="P1"><text:s text:c="69"/><text:span text:style-name="T1">CYCLE 2</text:span></text:p>
      <text:p text:style-name="P1"/>
      <text:p text:style-name="P1"><text:s/>Expected<text:span text:style-name="T1"> Completion Date : <text:s/>16/01/2022</text:span></text:p>
      <text:p text:style-name="P2"><text:s/>Rough Record Submission Date: <text:s/>17/01/2022</text:p>
      <text:p text:style-name="P1"/>
      <text:p text:style-name="P3"><text:span text:style-name="T1">1. </text:span>Set Data Structure and set operations (Union, Intersection and Difference) using Bit String <text:s text:c="4"/><text:span text:style-name="T2">C02</text:span></text:p>
      <text:p text:style-name="P4"><text:span text:style-name="T2">2.</text:span>Disjoint Sets and the associated operations (create, union, find)</text:p>
      <text:p text:style-name="P4"><text:span text:style-name="T2">3.</text:span>Red Black Trees and its operations </text:p>
      <text:p text:style-name="P4"><text:span text:style-name="T2">4.</text:span> B Trees and its operations</text:p>
      <text:p text:style-name="P4"><text:span text:style-name="T2">5.</text:span>Binomial Heaps and operations (Create, Insert, Delete, Extract-min, Decrease ke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09:51:46.282605601</meta:creation-date>
    <dc:date>2021-12-16T09:57:47.311617525</dc:date>
    <meta:editing-duration>PT6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61" meta:character-count="553" meta:non-whitespace-character-count="361"/>
  </office:meta>
</office:document-meta>
</file>